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d15e"/>
    </style:style>
    <style:style style:name="P2" style:family="paragraph" style:parent-style-name="Standard">
      <style:text-properties fo:font-weight="bold" officeooo:rsid="0012d15e" officeooo:paragraph-rsid="0012d15e" style:font-weight-asian="bold" style:font-weight-complex="bold"/>
    </style:style>
    <style:style style:name="P3" style:family="paragraph" style:parent-style-name="Standard">
      <style:text-properties fo:font-weight="bold" officeooo:rsid="0012d15e" officeooo:paragraph-rsid="001407bf" style:font-weight-asian="bold" style:font-weight-complex="bold"/>
    </style:style>
    <style:style style:name="P4" style:family="paragraph" style:parent-style-name="Standard">
      <style:text-properties fo:font-weight="bold" officeooo:rsid="0012d15e" officeooo:paragraph-rsid="002881f0" style:font-weight-asian="bold" style:font-weight-complex="bold"/>
    </style:style>
    <style:style style:name="P5" style:family="paragraph" style:parent-style-name="Standard">
      <style:text-properties fo:font-weight="bold" officeooo:rsid="00180c6b" officeooo:paragraph-rsid="00194b75" style:font-weight-asian="bold" style:font-weight-complex="bold"/>
    </style:style>
    <style:style style:name="P6" style:family="paragraph" style:parent-style-name="Standard">
      <style:text-properties fo:font-weight="bold" officeooo:rsid="00180c6b" officeooo:paragraph-rsid="001b1d82" style:font-weight-asian="bold" style:font-weight-complex="bold"/>
    </style:style>
    <style:style style:name="P7" style:family="paragraph" style:parent-style-name="Standard">
      <style:text-properties fo:font-weight="bold" officeooo:rsid="00180c6b" officeooo:paragraph-rsid="001d1342" style:font-weight-asian="bold" style:font-weight-complex="bold"/>
    </style:style>
    <style:style style:name="P8" style:family="paragraph" style:parent-style-name="Standard">
      <style:text-properties fo:font-weight="bold" officeooo:rsid="00180c6b" officeooo:paragraph-rsid="001eb397" style:font-weight-asian="bold" style:font-weight-complex="bold"/>
    </style:style>
    <style:style style:name="P9" style:family="paragraph" style:parent-style-name="Standard">
      <style:text-properties fo:font-weight="bold" officeooo:rsid="00180c6b" officeooo:paragraph-rsid="00237e55" style:font-weight-asian="bold" style:font-weight-complex="bold"/>
    </style:style>
    <style:style style:name="P10" style:family="paragraph" style:parent-style-name="Standard">
      <style:text-properties fo:font-weight="bold" officeooo:rsid="00180c6b" officeooo:paragraph-rsid="00239ff6" style:font-weight-asian="bold" style:font-weight-complex="bold"/>
    </style:style>
    <style:style style:name="P11" style:family="paragraph" style:parent-style-name="Standard">
      <style:text-properties fo:font-weight="bold" officeooo:rsid="00180c6b" officeooo:paragraph-rsid="002881f0" style:font-weight-asian="bold" style:font-weight-complex="bold"/>
    </style:style>
    <style:style style:name="P12" style:family="paragraph" style:parent-style-name="Standard">
      <style:text-properties fo:font-weight="bold" officeooo:rsid="00180c6b" officeooo:paragraph-rsid="0029aadd" style:font-weight-asian="bold" style:font-weight-complex="bold"/>
    </style:style>
    <style:style style:name="P13" style:family="paragraph" style:parent-style-name="Standard">
      <style:text-properties fo:font-weight="bold" officeooo:rsid="00180c6b" officeooo:paragraph-rsid="002ad3fa" style:font-weight-asian="bold" style:font-weight-complex="bold"/>
    </style:style>
    <style:style style:name="P14" style:family="paragraph" style:parent-style-name="Standard">
      <style:text-properties fo:font-weight="bold" officeooo:rsid="0018584d" officeooo:paragraph-rsid="0018584d" style:font-weight-asian="bold" style:font-weight-complex="bold"/>
    </style:style>
    <style:style style:name="P15" style:family="paragraph" style:parent-style-name="Standard">
      <style:text-properties fo:font-weight="bold" officeooo:rsid="0018584d" officeooo:paragraph-rsid="001b1d82" style:font-weight-asian="bold" style:font-weight-complex="bold"/>
    </style:style>
    <style:style style:name="P16" style:family="paragraph" style:parent-style-name="Standard">
      <style:text-properties fo:font-weight="bold" officeooo:rsid="0018584d" officeooo:paragraph-rsid="002881f0" style:font-weight-asian="bold" style:font-weight-complex="bold"/>
    </style:style>
    <style:style style:name="P17" style:family="paragraph" style:parent-style-name="Standard">
      <style:text-properties fo:font-weight="bold" officeooo:rsid="00186dc6" officeooo:paragraph-rsid="001d1342" style:font-weight-asian="bold" style:font-weight-complex="bold"/>
    </style:style>
    <style:style style:name="P18" style:family="paragraph" style:parent-style-name="Standard">
      <style:text-properties fo:font-weight="bold" officeooo:rsid="00194b75" officeooo:paragraph-rsid="00194b75" style:font-weight-asian="bold" style:font-weight-complex="bold"/>
    </style:style>
    <style:style style:name="P19" style:family="paragraph" style:parent-style-name="Standard">
      <style:text-properties fo:font-weight="bold" officeooo:rsid="001fbd5e" officeooo:paragraph-rsid="001fbd5e" style:font-weight-asian="bold" style:font-weight-complex="bold"/>
    </style:style>
    <style:style style:name="P20" style:family="paragraph" style:parent-style-name="Standard">
      <style:text-properties fo:font-weight="bold" officeooo:rsid="00237e55" officeooo:paragraph-rsid="00237e55" style:font-weight-asian="bold" style:font-weight-complex="bold"/>
    </style:style>
    <style:style style:name="P21" style:family="paragraph" style:parent-style-name="Standard">
      <style:text-properties fo:font-weight="bold" officeooo:rsid="00262a8a" officeooo:paragraph-rsid="00262a8a" style:font-weight-asian="bold" style:font-weight-complex="bold"/>
    </style:style>
    <style:style style:name="P22" style:family="paragraph" style:parent-style-name="Standard">
      <style:text-properties fo:font-weight="bold" officeooo:rsid="00276dc1" officeooo:paragraph-rsid="00276dc1" style:font-weight-asian="bold" style:font-weight-complex="bold"/>
    </style:style>
    <style:style style:name="P23" style:family="paragraph" style:parent-style-name="Standard">
      <style:text-properties fo:font-weight="bold" officeooo:rsid="001b1d82" officeooo:paragraph-rsid="001b1d82" style:font-weight-asian="bold" style:font-weight-complex="bold"/>
    </style:style>
    <style:style style:name="P24" style:family="paragraph" style:parent-style-name="Standard">
      <style:text-properties fo:font-weight="normal" officeooo:rsid="0012d15e" officeooo:paragraph-rsid="0012d15e" style:font-weight-asian="normal" style:font-weight-complex="normal"/>
    </style:style>
    <style:style style:name="P25" style:family="paragraph" style:parent-style-name="Standard">
      <style:text-properties fo:font-weight="normal" officeooo:rsid="0012d15e" officeooo:paragraph-rsid="002881f0" style:font-weight-asian="normal" style:font-weight-complex="normal"/>
    </style:style>
    <style:style style:name="P26" style:family="paragraph" style:parent-style-name="Standard">
      <style:text-properties fo:font-weight="normal" officeooo:rsid="0012d15e" officeooo:paragraph-rsid="0029aadd" style:font-weight-asian="normal" style:font-weight-complex="normal"/>
    </style:style>
    <style:style style:name="P27" style:family="paragraph" style:parent-style-name="Standard">
      <style:text-properties fo:font-weight="normal" officeooo:rsid="00145b92" officeooo:paragraph-rsid="001b1d82" style:font-weight-asian="normal" style:font-weight-complex="normal"/>
    </style:style>
    <style:style style:name="P28" style:family="paragraph" style:parent-style-name="Standard">
      <style:text-properties fo:font-weight="normal" officeooo:rsid="00180c6b" officeooo:paragraph-rsid="00180c6b" style:font-weight-asian="normal" style:font-weight-complex="normal"/>
    </style:style>
    <style:style style:name="P29" style:family="paragraph" style:parent-style-name="Standard">
      <style:text-properties fo:font-weight="normal" officeooo:rsid="001b1d82" officeooo:paragraph-rsid="001b1d82" style:font-weight-asian="normal" style:font-weight-complex="normal"/>
    </style:style>
    <style:style style:name="P30" style:family="paragraph" style:parent-style-name="Standard">
      <style:text-properties fo:font-weight="normal" officeooo:rsid="001fbd5e" officeooo:paragraph-rsid="0020f75c" style:font-weight-asian="normal" style:font-weight-complex="normal"/>
    </style:style>
    <style:style style:name="P31" style:family="paragraph" style:parent-style-name="Standard">
      <style:text-properties fo:color="#c9211e" loext:opacity="100%" fo:font-size="14pt" officeooo:rsid="00217068" officeooo:paragraph-rsid="00217068" style:font-size-asian="14pt" style:font-size-complex="14pt"/>
    </style:style>
    <style:style style:name="P32" style:family="paragraph" style:parent-style-name="Standard">
      <style:text-properties fo:color="#c9211e" loext:opacity="100%" fo:font-weight="normal" officeooo:rsid="0012d15e" officeooo:paragraph-rsid="0018584d" style:font-weight-asian="normal" style:font-weight-complex="normal"/>
    </style:style>
    <style:style style:name="P33" style:family="paragraph" style:parent-style-name="Standard">
      <style:text-properties fo:color="#c9211e" loext:opacity="100%" fo:font-weight="normal" officeooo:rsid="0012d15e" officeooo:paragraph-rsid="00194b75" style:font-weight-asian="normal" style:font-weight-complex="normal"/>
    </style:style>
    <style:style style:name="P34" style:family="paragraph" style:parent-style-name="Standard">
      <style:text-properties fo:color="#c9211e" loext:opacity="100%" fo:font-weight="normal" officeooo:rsid="0012d15e" officeooo:paragraph-rsid="00262a8a" style:font-weight-asian="normal" style:font-weight-complex="normal"/>
    </style:style>
    <style:style style:name="P35" style:family="paragraph" style:parent-style-name="Standard">
      <style:text-properties fo:color="#c9211e" loext:opacity="100%" fo:font-weight="normal" officeooo:rsid="00145b92" officeooo:paragraph-rsid="00239ff6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c9211e" loext:opacity="100%" fo:font-size="12pt" fo:font-weight="bold" officeooo:rsid="00058415" officeooo:paragraph-rsid="0029aadd" style:font-size-asian="12pt" style:font-weight-asian="bold" style:font-size-complex="12pt" style:font-weight-complex="bold"/>
    </style:style>
    <style:style style:name="P37" style:family="paragraph" style:parent-style-name="Standard">
      <style:text-properties fo:font-size="15pt" fo:font-weight="bold" officeooo:rsid="0012d15e" officeooo:paragraph-rsid="0012d15e" style:font-size-asian="15pt" style:font-weight-asian="bold" style:font-size-complex="15pt" style:font-weight-complex="bold"/>
    </style:style>
    <style:style style:name="P38" style:family="paragraph" style:parent-style-name="Standard">
      <style:text-properties fo:color="#000000" loext:opacity="100%" fo:font-weight="bold" officeooo:rsid="00194b75" officeooo:paragraph-rsid="00194b75" style:font-weight-asian="bold" style:font-weight-complex="bold"/>
    </style:style>
    <style:style style:name="P39" style:family="paragraph" style:parent-style-name="Standard">
      <style:text-properties fo:color="#000000" loext:opacity="100%" fo:font-weight="bold" officeooo:rsid="00194b75" officeooo:paragraph-rsid="001b1d82" style:font-weight-asian="bold" style:font-weight-complex="bold"/>
    </style:style>
    <style:style style:name="P40" style:family="paragraph" style:parent-style-name="Standard">
      <style:text-properties fo:color="#000000" loext:opacity="100%" fo:font-weight="bold" officeooo:rsid="001b1d82" officeooo:paragraph-rsid="001b1d82" style:font-weight-asian="bold" style:font-weight-complex="bold"/>
    </style:style>
    <style:style style:name="P41" style:family="paragraph" style:parent-style-name="Standard">
      <style:text-properties fo:color="#000000" loext:opacity="100%" fo:font-weight="bold" officeooo:rsid="001d1342" officeooo:paragraph-rsid="001d1342" style:font-weight-asian="bold" style:font-weight-complex="bold"/>
    </style:style>
    <style:style style:name="P42" style:family="paragraph" style:parent-style-name="Standard">
      <style:text-properties fo:color="#000000" loext:opacity="100%" fo:font-weight="bold" officeooo:rsid="001eb397" officeooo:paragraph-rsid="001eb397" style:font-weight-asian="bold" style:font-weight-complex="bold"/>
    </style:style>
    <style:style style:name="P43" style:family="paragraph" style:parent-style-name="Standard">
      <style:text-properties fo:color="#000000" loext:opacity="100%" fo:font-weight="normal" officeooo:rsid="001eb397" officeooo:paragraph-rsid="001eb397" style:font-weight-asian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ize="16pt" fo:font-weight="bold" officeooo:paragraph-rsid="0012d15e" style:font-size-asian="16pt" style:font-weight-asian="bold" style:font-size-complex="16pt" style:font-weight-complex="bold"/>
    </style:style>
    <style:style style:name="P45" style:family="paragraph" style:parent-style-name="Standard">
      <style:text-properties style:text-underline-style="none" fo:font-weight="normal" officeooo:rsid="001fbd5e" officeooo:paragraph-rsid="001fbd5e" style:font-weight-asian="normal" style:font-weight-complex="normal"/>
    </style:style>
    <style:style style:name="P46" style:family="paragraph" style:parent-style-name="Standard">
      <style:text-properties style:text-underline-style="none" fo:font-weight="normal" officeooo:rsid="001fbd5e" officeooo:paragraph-rsid="00217068" style:font-weight-asian="normal" style:font-weight-complex="normal"/>
    </style:style>
    <style:style style:name="P47" style:family="paragraph" style:parent-style-name="Standard">
      <style:text-properties style:text-underline-style="none" fo:font-weight="normal" officeooo:rsid="001fbd5e" officeooo:paragraph-rsid="0020f75c" style:font-weight-asian="normal" style:font-weight-complex="normal"/>
    </style:style>
    <style:style style:name="P48" style:family="paragraph" style:parent-style-name="Standard">
      <style:text-properties style:text-underline-style="none" fo:font-weight="normal" officeooo:rsid="001b1d82" officeooo:paragraph-rsid="001b1d82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d15e" style:font-weight-asian="normal" style:font-weight-complex="normal"/>
    </style:style>
    <style:style style:name="T3" style:family="text">
      <style:text-properties fo:font-weight="normal" officeooo:rsid="001407bf" style:font-weight-asian="normal" style:font-weight-complex="normal"/>
    </style:style>
    <style:style style:name="T4" style:family="text">
      <style:text-properties fo:font-weight="normal" officeooo:rsid="00176b5c" style:font-weight-asian="normal" style:font-weight-complex="normal"/>
    </style:style>
    <style:style style:name="T5" style:family="text">
      <style:text-properties fo:font-weight="normal" officeooo:rsid="00186dc6" style:font-weight-asian="normal" style:font-weight-complex="normal"/>
    </style:style>
    <style:style style:name="T6" style:family="text">
      <style:text-properties fo:font-weight="normal" officeooo:rsid="00194b75" style:font-weight-asian="normal" style:font-weight-complex="normal"/>
    </style:style>
    <style:style style:name="T7" style:family="text">
      <style:text-properties fo:font-weight="normal" officeooo:rsid="001b1d82" style:font-weight-asian="normal" style:font-weight-complex="normal"/>
    </style:style>
    <style:style style:name="T8" style:family="text">
      <style:text-properties fo:font-weight="normal" officeooo:rsid="001d1342" style:font-weight-asian="normal" style:font-weight-complex="normal"/>
    </style:style>
    <style:style style:name="T9" style:family="text">
      <style:text-properties fo:font-weight="normal" officeooo:rsid="00180c6b" style:font-weight-asian="normal" style:font-weight-complex="normal"/>
    </style:style>
    <style:style style:name="T10" style:family="text">
      <style:text-properties fo:font-weight="normal" officeooo:rsid="001eb397" style:font-weight-asian="normal" style:font-weight-complex="normal"/>
    </style:style>
    <style:style style:name="T11" style:family="text">
      <style:text-properties fo:font-weight="normal" officeooo:rsid="0020f75c" style:font-weight-asian="normal" style:font-weight-complex="normal"/>
    </style:style>
    <style:style style:name="T12" style:family="text">
      <style:text-properties fo:font-weight="normal" officeooo:rsid="0022a3fd" style:font-weight-asian="normal" style:font-weight-complex="normal"/>
    </style:style>
    <style:style style:name="T13" style:family="text">
      <style:text-properties fo:font-weight="normal" officeooo:rsid="00230ed5" style:font-weight-asian="normal" style:font-weight-complex="normal"/>
    </style:style>
    <style:style style:name="T14" style:family="text">
      <style:text-properties fo:font-weight="normal" officeooo:rsid="00237e55" style:font-weight-asian="normal" style:font-weight-complex="normal"/>
    </style:style>
    <style:style style:name="T15" style:family="text">
      <style:text-properties fo:font-weight="normal" officeooo:rsid="00239ff6" style:font-weight-asian="normal" style:font-weight-complex="normal"/>
    </style:style>
    <style:style style:name="T16" style:family="text">
      <style:text-properties fo:font-weight="normal" officeooo:rsid="0026765a" style:font-weight-asian="normal" style:font-weight-complex="normal"/>
    </style:style>
    <style:style style:name="T17" style:family="text">
      <style:text-properties fo:font-weight="normal" officeooo:rsid="00262a8a" style:font-weight-asian="normal" style:font-weight-complex="normal"/>
    </style:style>
    <style:style style:name="T18" style:family="text">
      <style:text-properties fo:font-weight="normal" officeooo:rsid="002881f0" style:font-weight-asian="normal" style:font-weight-complex="normal"/>
    </style:style>
    <style:style style:name="T19" style:family="text">
      <style:text-properties fo:font-weight="normal" officeooo:rsid="00108c56" style:font-weight-asian="normal" style:font-weight-complex="normal"/>
    </style:style>
    <style:style style:name="T20" style:family="text">
      <style:text-properties fo:font-weight="normal" officeooo:rsid="0029aadd" style:font-weight-asian="normal" style:font-weight-complex="normal"/>
    </style:style>
    <style:style style:name="T21" style:family="text">
      <style:text-properties fo:font-weight="normal" officeooo:rsid="002ad3fa" style:font-weight-asian="normal" style:font-weight-complex="normal"/>
    </style:style>
    <style:style style:name="T22" style:family="text">
      <style:text-properties fo:font-weight="normal" officeooo:rsid="002e7cd8" style:font-weight-asian="normal" style:font-weight-complex="normal"/>
    </style:style>
    <style:style style:name="T23" style:family="text">
      <style:text-properties officeooo:rsid="001407bf"/>
    </style:style>
    <style:style style:name="T24" style:family="text">
      <style:text-properties officeooo:rsid="00145b92"/>
    </style:style>
    <style:style style:name="T25" style:family="text">
      <style:text-properties officeooo:rsid="0012d15e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fo:font-weight="normal" style:font-weight-asian="normal" style:font-weight-complex="normal"/>
    </style:style>
    <style:style style:name="T28" style:family="text">
      <style:text-properties style:text-underline-style="none" fo:font-weight="normal" officeooo:rsid="0012d15e" style:font-weight-asian="normal" style:font-weight-complex="normal"/>
    </style:style>
    <style:style style:name="T29" style:family="text">
      <style:text-properties style:text-underline-style="none" fo:font-weight="normal" officeooo:rsid="001eb397" style:font-weight-asian="normal" style:font-weight-complex="normal"/>
    </style:style>
    <style:style style:name="T30" style:family="text">
      <style:text-properties style:text-underline-style="none" fo:font-weight="normal" officeooo:rsid="001fbd5e" style:font-weight-asian="normal" style:font-weight-complex="normal"/>
    </style:style>
    <style:style style:name="T31" style:family="text">
      <style:text-properties style:text-underline-style="none" fo:font-weight="normal" officeooo:rsid="00217068" style:font-weight-asian="normal" style:font-weight-complex="normal"/>
    </style:style>
    <style:style style:name="T32" style:family="text">
      <style:text-properties style:text-underline-style="none" fo:font-weight="normal" officeooo:rsid="00230ed5" style:font-weight-asian="normal" style:font-weight-complex="normal"/>
    </style:style>
    <style:style style:name="T33" style:family="text">
      <style:text-properties style:text-underline-style="none" fo:font-weight="normal" officeooo:rsid="002881f0" style:font-weight-asian="normal" style:font-weight-complex="normal"/>
    </style:style>
    <style:style style:name="T34" style:family="text">
      <style:text-properties style:text-underline-style="none" fo:font-weight="normal" officeooo:rsid="00180c6b" style:font-weight-asian="normal" style:font-weight-complex="normal"/>
    </style:style>
    <style:style style:name="T35" style:family="text">
      <style:text-properties style:text-underline-style="none" officeooo:rsid="00217068"/>
    </style:style>
    <style:style style:name="T36" style:family="text">
      <style:text-properties style:text-underline-style="none" officeooo:rsid="00180c6b"/>
    </style:style>
    <style:style style:name="T37" style:family="text">
      <style:text-properties style:text-underline-style="none" officeooo:rsid="002881f0"/>
    </style:style>
    <style:style style:name="T38" style:family="text">
      <style:text-properties officeooo:rsid="00194b75"/>
    </style:style>
    <style:style style:name="T39" style:family="text">
      <style:text-properties officeooo:rsid="001b1d82"/>
    </style:style>
    <style:style style:name="T40" style:family="text">
      <style:text-properties officeooo:rsid="00217068"/>
    </style:style>
    <style:style style:name="T41" style:family="text">
      <style:text-properties officeooo:rsid="0022a3fd"/>
    </style:style>
    <style:style style:name="T42" style:family="text">
      <style:text-properties officeooo:rsid="0029aadd"/>
    </style:style>
    <style:style style:name="T43" style:family="text">
      <style:text-properties fo:color="#c9211e" loext:opacity="100%" fo:font-weight="normal" style:font-weight-asian="normal" style:font-weight-complex="normal"/>
    </style:style>
    <style:style style:name="T44" style:family="text">
      <style:text-properties fo:color="#c9211e" loext:opacity="100%" fo:font-weight="normal" officeooo:rsid="0020f75c" style:font-weight-asian="normal" style:font-weight-complex="normal"/>
    </style:style>
    <style:style style:name="T45" style:family="text">
      <style:text-properties fo:color="#c9211e" loext:opacity="100%" fo:font-weight="normal" officeooo:rsid="0029aadd" style:font-weight-asian="normal" style:font-weight-complex="normal"/>
    </style:style>
    <style:style style:name="T46" style:family="text">
      <style:text-properties fo:font-size="12pt" fo:font-weight="normal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058415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2881f0" style:font-size-asian="12pt" style:font-weight-asian="normal" style:font-size-complex="12pt" style:font-weight-complex="normal"/>
    </style:style>
    <style:style style:name="T49" style:family="text">
      <style:text-properties officeooo:rsid="002ad3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PASO A TABLAS DE <text:span text:style-name="T40">MIRAVEREDA</text:span></text:p>
      <text:p text:style-name="P1"/>
      <text:p text:style-name="P31">Lyenda:</text:p>
      <text:p text:style-name="P31">C.P→ Clave primaria</text:p>
      <text:p text:style-name="P31">C.Aj → Clave Ajena</text:p>
      <text:p text:style-name="P31">V.N.N → Valor no nulo</text:p>
      <text:p text:style-name="P31">C.Alt → Clave Alternativa</text:p>
      <text:p text:style-name="P1"/>
      <text:p text:style-name="P1"/>
      <text:p text:style-name="P2">Cliente: <text:span text:style-name="T1">(nombre, apellidos, contraseña,</text:span></text:p>
      <text:p text:style-name="P25">domicilio, email, có<text:span text:style-name="T26">digo_postal, fecha_nacimiento </text:span><text:span text:style-name="T35">y id_</text:span><text:span text:style-name="T36">conteAudio</text:span><text:span text:style-name="T37">vi</text:span><text:span text:style-name="T26">)</text:span></text:p>
      <text:p text:style-name="P14"><text:span text:style-name="T26">C.P:</text:span><text:span text:style-name="T27"> </text:span><text:span text:style-name="T28">id_cliente</text:span></text:p>
      <text:p text:style-name="P16"><text:span text:style-name="T26">C.Aj:</text:span><text:span text:style-name="T31">id_ </text:span><text:span text:style-name="T34">conteAudio</text:span><text:span text:style-name="T33">vi</text:span><text:span text:style-name="T30"> → </text:span><text:span text:style-name="T31">Contenido Visual(id)</text:span></text:p>
      <text:p text:style-name="P15">V.N.N:<text:span text:style-name="T1">nombre,apellidos, </text:span><text:span text:style-name="T2">contraseña, email </text:span><text:span text:style-name="T22">y </text:span><text:span text:style-name="T31">fecha_nacimiento</text:span></text:p>
      <text:p text:style-name="P15"><text:span text:style-name="T39">C.Alt: </text:span><text:span text:style-name="T7">email</text:span></text:p>
      <text:p text:style-name="P29"/>
      <text:p text:style-name="P22"><text:span text:style-name="T39">P</text:span>ertenece_Tarjeta<text:span text:style-name="T1">:()</text:span></text:p>
      <text:p text:style-name="P22">C.P: <text:span text:style-name="T1">id_Cliente y num_Tarjeta</text:span></text:p>
      <text:p text:style-name="P22">C.Aj: <text:span text:style-name="T1">id_Cliente → Cliente( </text:span><text:span text:style-name="T17">id_cliente</text:span><text:span text:style-name="T1">) y num_Tarjeta → Tarjeta(num_tarjeta)</text:span></text:p>
      <text:p text:style-name="P23"/>
      <text:p text:style-name="P48"/>
      <text:p text:style-name="P21"><text:span text:style-name="T39">T</text:span>arjeta:<text:span text:style-name="T1">(fecha_caducidad,CCV,id_Cliente,</text:span><text:span text:style-name="T16">titular</text:span><text:span text:style-name="T1">)</text:span></text:p>
      <text:p text:style-name="P21">C.P:<text:span text:style-name="T1">num_tarjeta</text:span></text:p>
      <text:p text:style-name="P21">C.Aj:<text:span text:style-name="T1">id_Cliente → Cliente(id_cliente)</text:span></text:p>
      <text:p text:style-name="P21">V.N.N: <text:span text:style-name="T1">fecha_caducidad, CCV </text:span><text:span text:style-name="T20">y titular</text:span></text:p>
      <text:p text:style-name="P34"/>
      <text:p text:style-name="P32"/>
      <text:p text:style-name="P35">Aclaración: valoración→ Valoración de cada usuario</text:p>
      <text:p text:style-name="P42">Alquila<text:span text:style-name="T1">:(cobrado,facturado,valoración)</text:span></text:p>
      <text:p text:style-name="P16"><text:span text:style-name="T26">C.P:</text:span><text:span text:style-name="T27"> </text:span><text:span text:style-name="T28">id_</text:span><text:span text:style-name="T29">C</text:span><text:span text:style-name="T28">liente </text:span><text:span text:style-name="T29">y </text:span><text:span text:style-name="T30">id</text:span><text:span text:style-name="T29">_</text:span><text:span text:style-name="T31"> </text:span><text:span text:style-name="T34">conteAudio</text:span><text:span text:style-name="T33">vi</text:span></text:p>
      <text:p text:style-name="P16"><text:span text:style-name="T26">C.Aj:</text:span><text:span text:style-name="T29">id_Cliente → Cliente(id_cliente) y </text:span><text:span text:style-name="T30">id</text:span><text:span text:style-name="T29">_</text:span><text:span text:style-name="T34">conteAudio</text:span><text:span text:style-name="T33">vi</text:span><text:span text:style-name="T29">→ </text:span><text:span text:style-name="T30">id(Contenido</text:span></text:p>
      <text:p text:style-name="P45">Visual)</text:p>
      <text:p text:style-name="P19"><text:span text:style-name="T26">V.N.N: </text:span><text:span text:style-name="T27">cobrado y factura</text:span><text:span text:style-name="T32">do</text:span></text:p>
      <text:p text:style-name="P45"/>
      <text:p text:style-name="P43"/>
      <text:p text:style-name="P2">Factura: <text:span text:style-name="T1">( importe_base, </text:span><text:span text:style-name="T3">importe_con_iva</text:span><text:span text:style-name="T1">, fecha,</text:span><text:span text:style-name="T10">id_Cliente</text:span><text:span text:style-name="T1">) </text:span></text:p>
      <text:p text:style-name="P8">C.P: <text:span text:style-name="T2">numero_factura</text:span></text:p>
      <text:p text:style-name="P5">C.Aj<text:span text:style-name="T1">: </text:span><text:span text:style-name="T10">id_Cliente → Cliente(id_cliente)</text:span></text:p>
      <text:p text:style-name="P13"><text:span text:style-name="T38">V.N.N:</text:span><text:span text:style-name="T10"> </text:span><text:span text:style-name="T2">importe_base, </text:span><text:span text:style-name="T3">importe_con_iva </text:span><text:span text:style-name="T21">y </text:span><text:span text:style-name="T2">fecha</text:span></text:p>
      <text:p text:style-name="P5"/>
      <text:p text:style-name="P5"/>
      <text:p text:style-name="P36"><text:span text:style-name="T1">Aclaración</text:span>: <text:span text:style-name="T19">Al ser Débil de Identidad la clave ajena también forma parte de la clave primaria</text:span></text:p>
      <text:p text:style-name="P4">Línea de Factura:<text:span text:style-name="T1"> (</text:span><text:span text:style-name="T44">num_Factura</text:span><text:span text:style-name="T43"> </text:span><text:span text:style-name="T11">y i</text:span><text:span text:style-name="T30">d</text:span><text:span text:style-name="T29">_</text:span><text:span text:style-name="T34">conteAudio</text:span><text:span text:style-name="T33">vi</text:span><text:span text:style-name="T1">) </text:span></text:p>
      <text:p text:style-name="P5">C.P:<text:span text:style-name="T11">num_linea </text:span><text:span text:style-name="T20">y </text:span><text:span text:style-name="T45">num_Factura</text:span></text:p>
      <text:p text:style-name="P11">C.Aj<text:span text:style-name="T1">:</text:span><text:span text:style-name="T11">num_Factura → Factura(</text:span><text:span text:style-name="T2">numero_factura</text:span><text:span text:style-name="T11">) y </text:span><text:span text:style-name="T30">id</text:span><text:span text:style-name="T29">_</text:span><text:span text:style-name="T27">conteAudio</text:span><text:span text:style-name="T33">vi</text:span><text:span text:style-name="T29">→ </text:span><text:span text:style-name="T30">id(Contenido</text:span></text:p>
      <text:p text:style-name="P47">Visual)</text:p>
      <text:p text:style-name="P30"/>
      <text:p text:style-name="P30"/>
      <text:p text:style-name="P46"/>
      <text:p text:style-name="P46"/>
      <text:p text:style-name="P35">Aclaración: valoración_media→ Valoración de todos los usuarios</text:p>
      <text:p text:style-name="P3"><text:soft-page-break/>Contenido Audiovisual: <text:span text:style-name="T1">( género, fecha_estreno,duración, titulo,</text:span></text:p>
      <text:p text:style-name="P26"><text:span text:style-name="T41">precio</text:span> , descripción, <text:span text:style-name="T24">valoración_media</text:span>, nombre_directo<text:span text:style-name="T23">r,versi</text:span><text:span text:style-name="T49">ó</text:span><text:span text:style-name="T23">n_idioma </text:span><text:span text:style-name="T42">y</text:span></text:p>
      <text:p text:style-name="P26"><text:span text:style-name="T42">id_Tarifa</text:span> )</text:p>
      <text:p text:style-name="P7">C.P: <text:span text:style-name="T2">id</text:span></text:p>
      <text:p text:style-name="P9">C.Aj<text:span text:style-name="T1">: </text:span><text:span text:style-name="T14">id_Tarifa</text:span><text:span text:style-name="T8"> → Tarifa(</text:span><text:span text:style-name="T14">id</text:span><text:span text:style-name="T8">) </text:span></text:p>
      <text:p text:style-name="P5"><text:span text:style-name="T38">V.N.N:</text:span><text:span text:style-name="T12">género,titulo,duraci</text:span><text:span text:style-name="T20">ó</text:span><text:span text:style-name="T12">n,nombre_director,precio </text:span><text:span text:style-name="T21">y </text:span><text:span text:style-name="T12">versi</text:span><text:span text:style-name="T21">ó</text:span><text:span text:style-name="T12">n_idioma</text:span></text:p>
      <text:p text:style-name="P33"/>
      <text:p text:style-name="P33"/>
      <text:p text:style-name="P38">Tarifa<text:span text:style-name="T1">:</text:span><text:span text:style-name="T14">(incremento)</text:span></text:p>
      <text:p text:style-name="P6">C.P:<text:span text:style-name="T14">id</text:span></text:p>
      <text:p text:style-name="P20">V.N.N<text:span text:style-name="T1">:incremento</text:span></text:p>
      <text:p text:style-name="P39"/>
      <text:p text:style-name="P39"/>
      <text:p text:style-name="P38">Actor:<text:span text:style-name="T7">(nombre,apellidos)</text:span></text:p>
      <text:p text:style-name="P6">C.P:<text:span text:style-name="T7">dni</text:span></text:p>
      <text:p text:style-name="P41">V.N.N:<text:span text:style-name="T1">nombre y apellidos</text:span></text:p>
      <text:p text:style-name="P41"/>
      <text:p text:style-name="P41"/>
      <text:p text:style-name="P41"/>
      <text:p text:style-name="P40">Actuación_ContenAudiovi:<text:span text:style-name="T1">()</text:span></text:p>
      <text:p text:style-name="P12">C.P:<text:span text:style-name="T7"> dni_actor <text:s/>y <text:s/>id_ </text:span><text:span text:style-name="T1">conteAudio</text:span><text:span text:style-name="T18">vi</text:span></text:p>
      <text:p text:style-name="P11">C.Aj<text:span text:style-name="T1">: </text:span><text:span text:style-name="T7">id_ </text:span><text:span text:style-name="T1">conteAudio</text:span><text:span text:style-name="T18">vi</text:span><text:span text:style-name="T7"> → Contenido Audiovisual(id) y dni_actor → Actor(dni)</text:span></text:p>
      <text:p text:style-name="P27"/>
      <text:p text:style-name="P24"/>
      <text:p text:style-name="P37"><text:span text:style-name="T1">Las entidades <text:s/></text:span>Película, Capítulos y Corto<text:span text:style-name="T1"> heredan de la super clase </text:span></text:p>
      <text:p text:style-name="P37">Contenido Audiovisual <text:span text:style-name="T1">t</text:span><text:span text:style-name="T6">odos los atributos.</text:span></text:p>
      <text:p text:style-name="P2"/>
      <text:p text:style-name="P2">Película: <text:span text:style-name="T1">(disponible_hasta) </text:span></text:p>
      <text:p text:style-name="P12">C.P: <text:span text:style-name="T1">id</text:span><text:span text:style-name="T47">_ </text:span><text:span text:style-name="T46">conteAudio</text:span><text:span text:style-name="T48">vi</text:span></text:p>
      <text:p text:style-name="P11">C.Aj<text:span text:style-name="T1">: id_ conteAudio</text:span><text:span text:style-name="T18">vi</text:span><text:span text:style-name="T1"> → Contenido Audiovisual( id)</text:span></text:p>
      <text:p text:style-name="P18">V.N.N:<text:span text:style-name="T1"> </text:span><text:span text:style-name="T2">disponible_hasta</text:span></text:p>
      <text:p text:style-name="P2"/>
      <text:p text:style-name="P2"/>
      <text:p text:style-name="P2">Capítulo: <text:span text:style-name="T1">(disponible_desde,</text:span><text:span text:style-name="T4">titulo_Serie,</text:span><text:span text:style-name="T5">temporada</text:span><text:span text:style-name="T1">)</text:span></text:p>
      <text:p text:style-name="P12">C.P: <text:span text:style-name="T1">id</text:span><text:span text:style-name="T47">_ </text:span><text:span text:style-name="T46">conteAudio</text:span><text:span text:style-name="T48">vi</text:span></text:p>
      <text:p text:style-name="P10">C.Aj<text:span text:style-name="T1">: id_conteAudio</text:span><text:span text:style-name="T18">vi</text:span><text:span text:style-name="T1"> → Contenido Audiovisual( id) </text:span><text:span text:style-name="T15">y</text:span></text:p>
      <text:p text:style-name="P10"><text:span text:style-name="T1"><text:s/></text:span><text:span text:style-name="T4">titulo_Serie</text:span><text:span text:style-name="T1"> → Serie ( </text:span><text:span text:style-name="T2">título</text:span><text:span text:style-name="T1">)</text:span></text:p>
      <text:p text:style-name="P17">V.N.N<text:span text:style-name="T1">: temporada,</text:span><text:span text:style-name="T8"> </text:span><text:span text:style-name="T4">titulo_Serie</text:span><text:span text:style-name="T9"> </text:span><text:span text:style-name="T15">y disponible_desde</text:span></text:p>
      <text:p text:style-name="P28"/>
      <text:p text:style-name="P28"/>
      <text:p text:style-name="P2">Serie: <text:span text:style-name="T1">()</text:span></text:p>
      <text:p text:style-name="P12">C.P<text:span text:style-name="T1">: id</text:span><text:span text:style-name="T47">_ </text:span><text:span text:style-name="T46">conteAudio</text:span><text:span text:style-name="T48">vi</text:span><text:span text:style-name="T1"> y <text:s/></text:span><text:span text:style-name="T2">título</text:span></text:p>
      <text:p text:style-name="P11"><text:span text:style-name="T25">C.Aj:</text:span><text:span text:style-name="T2"> id_ </text:span><text:span text:style-name="T1">conteAudio</text:span><text:span text:style-name="T18">vi</text:span><text:span text:style-name="T2"> → Contenido Audiovisual( id)</text:span></text:p>
      <text:p text:style-name="P24"/>
      <text:p text:style-name="P24"/>
      <text:p text:style-name="P2">Corto: <text:span text:style-name="T1">() </text:span></text:p>
      <text:p text:style-name="P12">C.P: <text:span text:style-name="T1">id</text:span><text:span text:style-name="T47">_ </text:span><text:span text:style-name="T46">conteAudio</text:span><text:span text:style-name="T48">vi</text:span></text:p>
      <text:p text:style-name="P11">C.Aj<text:span text:style-name="T1">: id_ conteAudio</text:span><text:span text:style-name="T18">vi</text:span><text:span text:style-name="T1"> → Contenido Audiovisual( id)</text:span></text:p>
      <text:p text:style-name="P24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4T03:19:01.967000000</meta:creation-date>
    <dc:date>2024-05-15T11:25:04.423000000</dc:date>
    <meta:editing-duration>PT2H11M33S</meta:editing-duration>
    <meta:editing-cycles>12</meta:editing-cycles>
    <meta:generator>LibreOffice/7.5.2.2$Windows_X86_64 LibreOffice_project/53bb9681a964705cf672590721dbc85eb4d0c3a2</meta:generator>
    <meta:document-statistic meta:table-count="0" meta:image-count="0" meta:object-count="0" meta:page-count="2" meta:paragraph-count="67" meta:word-count="273" meta:character-count="2411" meta:non-whitespace-character-count="2194"/>
  </office:meta>
</office:document-meta>
</file>